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5.199cm" svg:height="9.134cm" svg:x="1.4cm" svg:y="3.68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11-06T10:13:21.029603342</meta:creation-date>
    <dc:date>2020-08-28T14:32:24.428000000</dc:date>
    <meta:editing-duration>PT2M49S</meta:editing-duration>
    <meta:editing-cycles>3</meta:editing-cycles>
    <meta:generator>LibreOfficeDev/7.1.0.0.alpha0$Windows_X86_64 LibreOffice_project/e99e7499a8e738251ecf42f29d5f2e898b08ef4f</meta:generator>
    <meta:document-statistic meta:object-count="2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9.135cm" xlink:href="." xlink:type="simple" chart:class="chart:bar" chart:style-name="ch1">
        <chart:legend chart:legend-position="end" svg:x="22.99cm" svg:y="3.77cm" style:legend-expansion="high" chart:style-name="ch2"/>
        <chart:plot-area chart:style-name="ch3" chart:data-source-has-labels="both" svg:x="0.504cm" svg:y="0.182cm" svg:width="21.982cm" svg:height="8.771cm">
          <chart:coordinate-region svg:x="1.125cm" svg:y="0.381cm" svg:width="21.361cm" svg:height="7.92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Dev/7.1.0.0.alpha0$Windows_X86_64 LibreOffice_project/e99e7499a8e738251ecf42f29d5f2e898b08ef4f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